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Heading_20_4">
      <style:paragraph-properties fo:text-align="justify" style:justify-single-word="false"/>
    </style:style>
    <style:style style:name="P4" style:family="paragraph" style:parent-style-name="First_20_paragraph">
      <style:paragraph-properties fo:text-align="justify" style:justify-single-word="fals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2º Green Drinks | Tecnologías para la sustentabilidad</text:h>
      <text:p text:style-name="P4">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text:p>
      <text:p text:style-name="P2">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text:p>
      <text:p text:style-name="P2">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text:p>
      <text:p text:style-name="P2">Sobre estos temas vamos a estar hablando en este Green Drinks!</text:p>
      <text:h text:style-name="P3" text:outline-level="4">El próximo miércoles 10 de abril, de 20:00 a 22:30 hs, tendrá lugar la 52° jornada de Green. El lugar de encuentro será <text:span text:style-name="T1">Chilli Bar</text:span>, Fructuoso Rivera 273 Bº Güemes, bajo la temática “Tecnologías para la Sustentabilidad”.</text:h>
      <text:p text:style-name="P4">En esta oportunidad, estarán presentes Lucas Uema, Fundador de Bewee, Project Leader; y Gonzalo Quiroga Oliva, Project Manager; disertando sobre “Creando Bewee, Comunidad de alquiler de bicicletas comunitarias”; y también nos acompañará Jorge Passetti, Co-fundador de Ecodocta, Estudiante de filosofía, Ingeniería en Sistemas y Coaching Ontológico; quien disertará sobre la temática “Ecodocta: Tecnología para la Ecología sustentable”.</text:p>
      <text:p text:style-name="P2">**Las inscripciones pueden realizarse en <text:a xlink:type="simple" xlink:href="http://tic.eventbrite.com/" text:style-name="Internet_20_link" text:visited-style-name="Visited_20_Internet_20_Link"><text:span text:style-name="Definition">LINK</text:span></text:a></text:p>
      <text:p text:style-name="P2">Por consultas: info@greendrinkscba.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4-05T11:12:33.307978775</dc:date>
    <meta:editing-duration>PT17S</meta:editing-duration>
    <meta:editing-cycles>1</meta:editing-cycles>
    <meta:document-statistic meta:table-count="0" meta:image-count="0" meta:object-count="0" meta:page-count="1" meta:paragraph-count="10" meta:word-count="288" meta:character-count="2337" meta:non-whitespace-character-count="2058"/>
    <meta:generator>LibreOffice/5.2.7.2$Linux_X86_64 LibreOffice_project/20m0$Build-2</meta:generator>
  </office:meta>
</office:document-meta>
</file>